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4.055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/>
  </office:automatic-styles>
  <office:body>
    <office:spreadsheet>
      <table:calculation-settings>
        <table:iteration table:status="enable" table:steps="1" table:maximum-difference="1000000"/>
      </table:calculation-settings>
      <table:table table:name="adrec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Cognom</text:p>
          </table:table-cell>
          <table:table-cell table:style-name="ce3" office:value-type="string">
            <text:p>Adreça</text:p>
          </table:table-cell>
          <table:table-cell table:style-name="ce3" office:value-type="string">
            <text:p>CP</text:p>
          </table:table-cell>
          <table:table-cell table:style-name="ce1" office:value-type="string">
            <text:p>Població</text:p>
          </table:table-cell>
          <table:table-cell table:style-name="ce3" office:value-type="string">
            <text:p>Comarca</text:p>
          </table:table-cell>
          <table:table-cell table:style-name="ce4" office:value-type="string">
            <text:p>Telèfon</text:p>
          </table:table-cell>
          <table:table-cell table:style-name="ce4" office:value-type="string">
            <text:p>Fax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office:value-type="string">
            <text:p>Pedra,15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09">
            <text:p>931111509</text:p>
          </table:table-cell>
          <table:table-cell office:value-type="float" office:value="931113130">
            <text:p>931113130</text:p>
          </table:table-cell>
        </table:table-row>
        <table:table-row table:style-name="ro1"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office:value-type="string">
            <text:p>Bonlloc, 59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VALLÈS ORIENTAL</text:p>
          </table:table-cell>
          <table:table-cell office:value-type="float" office:value="931111394">
            <text:p>931111394</text:p>
          </table:table-cell>
          <table:table-cell office:value-type="float" office:value="931113391">
            <text:p>931113391</text:p>
          </table:table-cell>
        </table:table-row>
        <table:table-row table:style-name="ro1"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office:value-type="string">
            <text:p>Obelix, 39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MARESME</text:p>
          </table:table-cell>
          <table:table-cell office:value-type="float" office:value="931111253">
            <text:p>931111253</text:p>
          </table:table-cell>
          <table:table-cell office:value-type="float" office:value="931112660">
            <text:p>931112660</text:p>
          </table:table-cell>
        </table:table-row>
        <table:table-row table:style-name="ro1">
          <table:table-cell office:value-type="string">
            <text:p>CARLES</text:p>
          </table:table-cell>
          <table:table-cell office:value-type="string">
            <text:p>CANO MAÑAS</text:p>
          </table:table-cell>
          <table:table-cell office:value-type="string">
            <text:p>Astérix,23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VALLÈS ORIENTAL</text:p>
          </table:table-cell>
          <table:table-cell office:value-type="float" office:value="931111410">
            <text:p>931111410</text:p>
          </table:table-cell>
          <table:table-cell office:value-type="float" office:value="931112943">
            <text:p>931112943</text:p>
          </table:table-cell>
        </table:table-row>
        <table:table-row table:style-name="ro1"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office:value-type="string">
            <text:p>Mi, 107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VALLÈS OCCIDENTAL</text:p>
          </table:table-cell>
          <table:table-cell office:value-type="float" office:value="931111269">
            <text:p>931111269</text:p>
          </table:table-cell>
          <table:table-cell office:value-type="float" office:value="931112235">
            <text:p>931112235</text:p>
          </table:table-cell>
        </table:table-row>
        <table:table-row table:style-name="ro1">
          <table:table-cell office:value-type="string">
            <text:p>IVAN</text:p>
          </table:table-cell>
          <table:table-cell office:value-type="string">
            <text:p>PAVON MURO</text:p>
          </table:table-cell>
          <table:table-cell office:value-type="string">
            <text:p>Minca, 3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52">
            <text:p>931111552</text:p>
          </table:table-cell>
          <table:table-cell office:value-type="float" office:value="931113166">
            <text:p>931113166</text:p>
          </table:table-cell>
        </table:table-row>
        <table:table-row table:style-name="ro1"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office:value-type="string">
            <text:p>Obelix, 71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MARESME</text:p>
          </table:table-cell>
          <table:table-cell office:value-type="float" office:value="931111335">
            <text:p>931111335</text:p>
          </table:table-cell>
          <table:table-cell office:value-type="float" office:value="931112692">
            <text:p>931112692</text:p>
          </table:table-cell>
        </table:table-row>
        <table:table-row table:style-name="ro1"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office:value-type="string">
            <text:p>Major, 8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VALLÈS ORIENTAL</text:p>
          </table:table-cell>
          <table:table-cell office:value-type="float" office:value="931111444">
            <text:p>931111444</text:p>
          </table:table-cell>
          <table:table-cell office:value-type="float" office:value="931113591">
            <text:p>931113591</text:p>
          </table:table-cell>
        </table:table-row>
        <table:table-row table:style-name="ro1"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office:value-type="string">
            <text:p>Minca, 3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55">
            <text:p>931111555</text:p>
          </table:table-cell>
          <table:table-cell office:value-type="float" office:value="931113169">
            <text:p>931113169</text:p>
          </table:table-cell>
        </table:table-row>
        <table:table-row table:style-name="ro1"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office:value-type="string">
            <text:p>Pedra,11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483">
            <text:p>931111483</text:p>
          </table:table-cell>
          <table:table-cell office:value-type="float" office:value="931113087">
            <text:p>931113087</text:p>
          </table:table-cell>
        </table:table-row>
        <table:table-row table:style-name="ro1"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office:value-type="string">
            <text:p>Major, 9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VALLÈS ORIENTAL</text:p>
          </table:table-cell>
          <table:table-cell office:value-type="float" office:value="931111448">
            <text:p>931111448</text:p>
          </table:table-cell>
          <table:table-cell office:value-type="float" office:value="931113607">
            <text:p>931113607</text:p>
          </table:table-cell>
        </table:table-row>
        <table:table-row table:style-name="ro1"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office:value-type="string">
            <text:p>Minca, 4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65">
            <text:p>931111565</text:p>
          </table:table-cell>
          <table:table-cell office:value-type="float" office:value="931113179">
            <text:p>931113179</text:p>
          </table:table-cell>
        </table:table-row>
        <table:table-row table:style-name="ro1"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office:value-type="string">
            <text:p>Riuclar, 124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BERGADÀ</text:p>
          </table:table-cell>
          <table:table-cell office:value-type="float" office:value="931111396">
            <text:p>931111396</text:p>
          </table:table-cell>
          <table:table-cell office:value-type="float" office:value="931113399">
            <text:p>931113399</text:p>
          </table:table-cell>
        </table:table-row>
        <table:table-row table:style-name="ro1">
          <table:table-cell office:value-type="string">
            <text:p>LAURA</text:p>
          </table:table-cell>
          <table:table-cell office:value-type="string">
            <text:p>PLANA GRACIA</text:p>
          </table:table-cell>
          <table:table-cell office:value-type="string">
            <text:p>Astérix,130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340">
            <text:p>931111340</text:p>
          </table:table-cell>
          <table:table-cell office:value-type="float" office:value="931112839">
            <text:p>931112839</text:p>
          </table:table-cell>
        </table:table-row>
        <table:table-row table:style-name="ro1"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office:value-type="string">
            <text:p>Mi, 238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GARRAF</text:p>
          </table:table-cell>
          <table:table-cell office:value-type="float" office:value="931111213">
            <text:p>931111213</text:p>
          </table:table-cell>
          <table:table-cell office:value-type="float" office:value="931112223">
            <text:p>931112223</text:p>
          </table:table-cell>
        </table:table-row>
        <table:table-row table:style-name="ro1"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office:value-type="string">
            <text:p>Mi, 216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GARRAF</text:p>
          </table:table-cell>
          <table:table-cell office:value-type="float" office:value="931111202">
            <text:p>931111202</text:p>
          </table:table-cell>
          <table:table-cell office:value-type="float" office:value="931112201">
            <text:p>931112201</text:p>
          </table:table-cell>
        </table:table-row>
        <table:table-row table:style-name="ro1"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office:value-type="string">
            <text:p>Mi, 142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GARRAF</text:p>
          </table:table-cell>
          <table:table-cell office:value-type="float" office:value="931111141">
            <text:p>931111141</text:p>
          </table:table-cell>
          <table:table-cell office:value-type="float" office:value="931112131">
            <text:p>931112131</text:p>
          </table:table-cell>
        </table:table-row>
        <table:table-row table:style-name="ro1"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office:value-type="string">
            <text:p>Pedra,9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474">
            <text:p>931111474</text:p>
          </table:table-cell>
          <table:table-cell office:value-type="float" office:value="931113071">
            <text:p>931113071</text:p>
          </table:table-cell>
        </table:table-row>
        <table:table-row table:style-name="ro1">
          <table:table-cell office:value-type="string">
            <text:p>RICARD</text:p>
          </table:table-cell>
          <table:table-cell office:value-type="string">
            <text:p>CANTONI GIL</text:p>
          </table:table-cell>
          <table:table-cell office:value-type="string">
            <text:p>Minca, 5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66">
            <text:p>931111566</text:p>
          </table:table-cell>
          <table:table-cell office:value-type="float" office:value="931113180">
            <text:p>931113180</text:p>
          </table:table-cell>
        </table:table-row>
        <table:table-row table:style-name="ro1">
          <table:table-cell office:value-type="string">
            <text:p>NOELIA</text:p>
          </table:table-cell>
          <table:table-cell office:value-type="string">
            <text:p>GARRI CATA</text:p>
          </table:table-cell>
          <table:table-cell office:value-type="string">
            <text:p>Minca, 6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76">
            <text:p>931111576</text:p>
          </table:table-cell>
          <table:table-cell office:value-type="float" office:value="931113190">
            <text:p>931113190</text:p>
          </table:table-cell>
        </table:table-row>
        <table:table-row table:style-name="ro1">
          <table:table-cell office:value-type="string">
            <text:p>ELENA</text:p>
          </table:table-cell>
          <table:table-cell office:value-type="string">
            <text:p>GONZAL VIDAL</text:p>
          </table:table-cell>
          <table:table-cell office:value-type="string">
            <text:p>Do, 272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GARRAF</text:p>
          </table:table-cell>
          <table:table-cell office:value-type="float" office:value="931111189">
            <text:p>931111189</text:p>
          </table:table-cell>
          <table:table-cell office:value-type="float" office:value="931112504">
            <text:p>931112504</text:p>
          </table:table-cell>
        </table:table-row>
        <table:table-row table:style-name="ro1"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office:value-type="string">
            <text:p>Pedra,13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496">
            <text:p>931111496</text:p>
          </table:table-cell>
          <table:table-cell office:value-type="float" office:value="931113110">
            <text:p>931113110</text:p>
          </table:table-cell>
        </table:table-row>
        <table:table-row table:style-name="ro1"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office:value-type="string">
            <text:p>Minca, 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15">
            <text:p>931111515</text:p>
          </table:table-cell>
          <table:table-cell office:value-type="float" office:value="931113137">
            <text:p>931113137</text:p>
          </table:table-cell>
        </table:table-row>
        <table:table-row table:style-name="ro1"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office:value-type="string">
            <text:p>Pedra,3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439">
            <text:p>931111439</text:p>
          </table:table-cell>
          <table:table-cell office:value-type="float" office:value="931113003">
            <text:p>931113003</text:p>
          </table:table-cell>
        </table:table-row>
        <table:table-row table:style-name="ro1"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office:value-type="string">
            <text:p>Pedra,15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BARCELONÈS</text:p>
          </table:table-cell>
          <table:table-cell office:value-type="float" office:value="931111504">
            <text:p>931111504</text:p>
          </table:table-cell>
          <table:table-cell office:value-type="float" office:value="931113123">
            <text:p>9311131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percentage-style style:name="N142">
      <number:number number:decimal-places="1" number:min-integer-digits="1"/>
      <number:text>%</number:text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7">27/12/2009</text:date>, <text:time>22:30:4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2:30:44.39</meta:creation-date>
    <meta:editing-duration>PT00H00M12S</meta:editing-duration>
    <meta:editing-cycles>2</meta:editing-cycles>
    <meta:generator>OpenOffice.org/3.0$Win32 OpenOffice.org_project/300m9$Build-9358</meta:generator>
    <dc:date>2009-12-27T22:30:46.84</dc:date>
    <dc:creator>M Antònia Rossell</dc:creator>
    <meta:document-statistic meta:table-count="1" meta:cell-count="208" meta:object-count="0"/>
    <meta:user-defined meta:name="Informació 1"/>
    <meta:user-defined meta:name="Informació 2"/>
    <meta:user-defined meta:name="Informació 3"/>
    <meta:user-defined meta:name="Informació 4"/>
  </office:meta>
</office:document-meta>
</file>